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69cm"/>
    </style:style>
    <style:style style:name="gr6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StrokedDiamond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FreeSans" style:font-family-generic="roman" style:font-pitch="variable" fo:font-size="9pt" fo:font-style="normal" fo:text-shadow="none" style:text-underline-style="none" fo:font-weight="normal" style:letter-kerning="true" style:font-family-asian="Tahoma" style:font-pitch-asian="variable" style:font-size-asian="9pt" style:font-style-asian="normal" style:font-weight-asian="normal" style:font-family-complex="Tahoma" style:font-pitch-complex="variable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FreeSans" style:font-family-generic="roman" style:font-pitch="variable" fo:font-size="8pt" fo:font-style="normal" fo:text-shadow="none" style:text-underline-style="none" fo:font-weight="normal" style:letter-kerning="true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use-window-font-color="true" style:text-outline="false" style:text-line-through-style="none" fo:font-family="FreeSans" style:font-family-generic="roman" style:font-pitch="variable" fo:font-size="9pt" fo:font-style="normal" fo:text-shadow="none" style:text-underline-style="none" fo:font-weight="normal" style:letter-kerning="true" style:font-family-asian="Tahoma" style:font-pitch-asian="variable" style:font-size-asian="9pt" style:font-style-asian="normal" style:font-weight-asian="normal" style:font-family-complex="Tahoma" style:font-pitch-complex="variable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5cm" svg:height="3.5cm" svg:x="16.5cm" svg:y="5.6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4.5cm" svg:height="2.5cm" svg:x="5cm" svg:y="7.199cm">
          <text:p text:style-name="P1">Kix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5cm" svg:height="3.5cm" svg:x="14cm" svg:y="12.6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2.5cm" svg:height="3.5cm" svg:x="18cm" svg:y="11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3.224cm" svg:height="1.199cm" svg:x="16cm" svg:y="4.5cm">
          <draw:text-box>
            <text:p><text:span text:style-name="T1">Base de datos</text:span></text:p>
            <text:p><text:span text:style-name="T1">del framework</text:span></text:p>
          </draw:text-box>
        </draw:frame>
        <draw:frame draw:style-name="gr3" draw:text-style-name="P2" draw:layer="layout" svg:width="3.461cm" svg:height="1.199cm" svg:x="13.5cm" svg:y="11.199cm">
          <draw:text-box>
            <text:p><text:span text:style-name="T1">Base de datos I</text:span></text:p>
            <text:p><text:span text:style-name="T1">de la Aplicación</text:span></text:p>
          </draw:text-box>
        </draw:frame>
        <draw:frame draw:style-name="gr3" draw:text-style-name="P3" draw:layer="layout" svg:width="3.58cm" svg:height="1.199cm" svg:x="17.5cm" svg:y="10cm">
          <draw:text-box>
            <text:p text:style-name="P1"><text:span text:style-name="T1">Base de datos II</text:span></text:p>
            <text:p text:style-name="P1"><text:span text:style-name="T1">de la aplicación</text:span></text:p>
          </draw:text-box>
        </draw:frame>
        <draw:line draw:style-name="gr4" draw:text-style-name="P1" draw:layer="layout" svg:x1="10cm" svg:y1="8.199cm" svg:x2="16.5cm" svg:y2="7.699cm">
          <text:p/>
        </draw:line>
        <draw:line draw:style-name="gr4" draw:text-style-name="P1" draw:layer="layout" svg:x1="9.5cm" svg:y1="9.699cm" svg:x2="14cm" svg:y2="13.699cm">
          <text:p/>
        </draw:line>
        <draw:line draw:style-name="gr4" draw:text-style-name="P1" draw:layer="layout" svg:x1="10cm" svg:y1="9.199cm" svg:x2="17.5cm" svg:y2="11.199cm">
          <text:p/>
        </draw:line>
        <draw:frame draw:style-name="gr5" draw:text-style-name="P4" draw:layer="layout" svg:width="24.69cm" svg:height="1.673cm" svg:x="1.81cm" svg:y="16.801cm">
          <draw:text-box>
            <text:p><text:span text:style-name="T2">Kixi es compatible con: Postgresql, MySQL, Oracle y <text:s/>conectores ODBC. </text:span></text:p>
            <text:p><text:span text:style-name="T2">Aunque no es un requisito, se recomienda que el framework y la aplicación no compartan la misma base de datos o el mismo esquema de bases de datos.</text:span></text:p>
          </draw:text-box>
        </draw:frame>
        <draw:frame draw:style-name="gr3" draw:text-style-name="P4" draw:layer="layout" svg:width="7.258cm" svg:height="3.095cm" svg:x="19.5cm" svg:y="5.931cm">
          <draw:text-box>
            <text:p><text:span text:style-name="T2">Datos de:</text:span></text:p>
            <text:p><text:span text:style-name="T2">Configuración de la aplicación</text:span></text:p>
            <text:p><text:span text:style-name="T2">Generales (almanaque, países, etc)</text:span></text:p>
            <text:p><text:span text:style-name="T2">Estructura de la aplicación</text:span></text:p>
            <text:p><text:span text:style-name="T2">DB de aplicación asociadas</text:span></text:p>
            <text:p><text:span text:style-name="T2">Perfiles de usuario de la aplicación</text:span></text:p>
          </draw:text-box>
        </draw:frame>
        <draw:frame draw:style-name="gr3" draw:text-style-name="P5" draw:layer="layout" svg:width="11.445cm" svg:height="0.839cm" svg:x="8.555cm" svg:y="1.661cm">
          <draw:text-box>
            <text:p><text:span text:style-name="T3">Figura:</text:span><text:span text:style-name="T4"> Esquema propuesto de capa de datos</text:span></text:p>
          </draw:text-box>
        </draw:frame>
      </draw:page>
      <draw:page draw:name="page2" draw:style-name="dp1" draw:master-page-name="Predeterminado">
        <draw:custom-shape draw:name="ClassName" draw:style-name="gr6" draw:text-style-name="P7" xml:id="id1" draw:id="id1" draw:layer="layout" svg:width="4cm" svg:height="1.62cm" svg:x="5cm" svg:y="6.38cm">
          <text:p text:style-name="P6"><text:span text:style-name="T5">Página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7" draw:text-style-name="P7" xml:id="id2" draw:id="id2" draw:layer="layout" svg:width="4cm" svg:height="1.62cm" svg:x="15cm" svg:y="3.5cm">
          <text:p text:style-name="P6"><text:span text:style-name="T5">Modulo</text:span></text:p>
          <draw:enhanced-geometry svg:viewBox="0 0 1000 404" draw:text-areas="0 0 1000 404" draw:type="NonPrimitive" draw:enhanced-path="M 1000 404 L 1000 0 0 0 0 404 Z"/>
        </draw:custom-shape>
        <draw:connector draw:style-name="gr8" draw:text-style-name="P8" draw:layer="layout" draw:line-skew="-1.001cm" svg:x1="9cm" svg:y1="7.19cm" svg:x2="15cm" svg:y2="4.31cm" draw:start-shape="id1" draw:start-glue-point="1" draw:end-shape="id2" svg:d="m9000 7190h2000v-2880h4000">
          <text:p/>
        </draw:connector>
        <draw:frame draw:style-name="gr3" draw:text-style-name="P4" draw:layer="layout" svg:width="1.141cm" svg:height="0.725cm" svg:x="13.5cm" svg:y="3.5cm">
          <draw:text-box>
            <text:p><text:span text:style-name="T2">1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trokedDiamond" svg:viewBox="0 0 100 200" svg:d="m50 0 50 100-50 100-50-100 50-100v4l46 96-46 96-46-96 46-9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aulo Coronado</meta:initial-creator>
    <meta:creation-date>2011-06-29T17:45:17</meta:creation-date>
    <dc:date>2011-06-30T13:50:55</dc:date>
    <dc:creator>Paulo Coronado</dc:creator>
    <meta:editing-duration>PT3H21M57S</meta:editing-duration>
    <meta:editing-cycles>4</meta:editing-cycles>
    <meta:generator>LibreOffice/3.3$Linux LibreOffice_project/330m19$Build-202</meta:generator>
    <meta:document-statistic meta:object-count="17"/>
  </office:meta>
</office:document-meta>
</file>